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111111" draw:opacity="25%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1.596cm" fo:min-width="2.742cm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077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46cm" fo:min-width="0cm"/>
    </style:style>
    <style:style style:name="gr1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8cm"/>
    </style:style>
    <style:style style:name="gr1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2.078cm" fo:min-width="2.92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2cm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0.528cm" fo:min-width="0cm"/>
    </style:style>
    <style:style style:name="P1" style:family="paragraph">
      <loext:graphic-properties draw:fill="solid" draw:fill-color="#111111" draw:opacity="2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0084d1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-color="#ffffc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0084d1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84d1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66cm" svg:y="2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194cm" svg:y1="3.201cm" svg:x2="4.293cm" svg:y2="2.566cm">
          <text:p/>
        </draw:line>
        <draw:line draw:style-name="gr2" draw:text-style-name="P2" draw:layer="layout" svg:x1="3.201cm" svg:y1="3.201cm" svg:x2="2.102cm" svg:y2="2.566cm">
          <text:p/>
        </draw:line>
        <draw:line draw:style-name="gr2" draw:text-style-name="P2" draw:layer="layout" svg:x1="3.201cm" svg:y1="3.201cm" svg:x2="3.201cm" svg:y2="4.47cm">
          <text:p/>
        </draw:line>
        <draw:frame draw:style-name="gr3" draw:text-style-name="P3" draw:layer="layout" svg:width="0.853cm" svg:height="0.962cm" svg:x="1.346cm" svg:y="1.934cm">
          <draw:text-box>
            <text:p><text:span text:style-name="T1">1</text:span></text:p>
          </draw:text-box>
        </draw:frame>
        <draw:frame draw:style-name="gr3" draw:text-style-name="P3" draw:layer="layout" svg:width="0.853cm" svg:height="0.962cm" svg:x="4.278cm" svg:y="1.981cm">
          <draw:text-box>
            <text:p><text:span text:style-name="T1">2</text:span></text:p>
          </draw:text-box>
        </draw:frame>
        <draw:frame draw:style-name="gr3" draw:text-style-name="P3" draw:layer="layout" svg:width="0.853cm" svg:height="0.962cm" svg:x="2.754cm" svg:y="4.471cm">
          <draw:text-box>
            <text:p><text:span text:style-name="T1">3</text:span></text:p>
          </draw:text-box>
        </draw:frame>
        <draw:frame draw:style-name="gr4" draw:text-style-name="P4" draw:layer="layout" svg:width="4.168cm" svg:height="0.962cm" svg:x="3.734cm" svg:y="4.22cm">
          <draw:text-box>
            <text:p><text:span text:style-name="T2">(view </text:span><text:span text:style-name="T3">from</text:span><text:span text:style-name="T2"> </text:span><text:span text:style-name="T4">0</text:span><text:span text:style-name="T2">)</text:span></text:p>
          </draw:text-box>
        </draw:frame>
        <draw:line draw:style-name="gr2" draw:text-style-name="P2" draw:layer="layout" svg:x1="10.084cm" svg:y1="2.413cm" svg:x2="10.084cm" svg:y2="4.471cm">
          <text:p/>
        </draw:line>
        <draw:line draw:style-name="gr2" draw:text-style-name="P2" draw:layer="layout" svg:x1="9.092cm" svg:y1="3.455cm" svg:x2="11.125cm" svg:y2="3.455cm">
          <text:p/>
        </draw:line>
        <draw:frame draw:style-name="gr3" draw:text-style-name="P5" draw:layer="layout" svg:width="0.853cm" svg:height="0.962cm" svg:x="9.637cm" svg:y="1.575cm">
          <draw:text-box>
            <text:p><text:span text:style-name="T5">0</text:span></text:p>
          </draw:text-box>
        </draw:frame>
        <draw:frame draw:style-name="gr3" draw:text-style-name="P3" draw:layer="layout" svg:width="0.853cm" svg:height="0.962cm" svg:x="11.034cm" svg:y="2.947cm">
          <draw:text-box>
            <text:p><text:span text:style-name="T1">1</text:span></text:p>
          </draw:text-box>
        </draw:frame>
        <draw:frame draw:style-name="gr3" draw:text-style-name="P3" draw:layer="layout" svg:width="0.853cm" svg:height="0.962cm" svg:x="9.713cm" svg:y="4.369cm">
          <draw:text-box>
            <text:p><text:span text:style-name="T1">2</text:span></text:p>
          </draw:text-box>
        </draw:frame>
        <draw:frame draw:style-name="gr5" draw:text-style-name="P3" draw:layer="layout" svg:width="0.788cm" svg:height="0.962cm" svg:x="8.382cm" svg:y="2.924cm">
          <draw:text-box>
            <text:p><text:span text:style-name="T1">3</text:span></text:p>
          </draw:text-box>
        </draw:frame>
        <draw:frame draw:style-name="gr6" draw:text-style-name="P6" draw:layer="layout" svg:width="3.669cm" svg:height="0.962cm" svg:x="1.448cm" svg:y="0.457cm">
          <draw:text-box>
            <text:p><text:span text:style-name="T6">Te</text:span><text:span text:style-name="T6">tra</text:span><text:span text:style-name="T6">he</text:span><text:span text:style-name="T6">dr</text:span><text:span text:style-name="T6">al</text:span></text:p>
          </draw:text-box>
        </draw:frame>
        <draw:frame draw:style-name="gr7" draw:text-style-name="P6" draw:layer="layout" svg:width="2.331cm" svg:height="0.962cm" svg:x="8.941cm" svg:y="0.457cm">
          <draw:text-box>
            <text:p><text:span text:style-name="T6">Pl</text:span><text:span text:style-name="T6">an</text:span><text:span text:style-name="T6">ar</text:span></text:p>
          </draw:text-box>
        </draw:frame>
        <draw:frame draw:style-name="gr3" draw:text-style-name="P5" draw:layer="layout" svg:width="0.853cm" svg:height="0.962cm" svg:x="3.491cm" svg:y="3.407cm">
          <draw:text-box>
            <text:p><text:span text:style-name="T5">0</text:span></text:p>
          </draw:text-box>
        </draw:frame>
        <draw:custom-shape draw:style-name="gr8" draw:text-style-name="P2" draw:layer="layout" svg:width="3.276cm" svg:height="1.88cm" svg:x="6.605cm" svg:y="7.643cm">
          <text:p/>
          <draw:enhanced-geometry svg:viewBox="0 0 21600 21600" draw:mirror-vertical="true" draw:glue-points="?f6 10800 10800 21600 ?f5 10800 10800 0" draw:text-areas="?f3 ?f3 ?f4 ?f4" draw:type="trapezoid" draw:modifiers="2681.682496607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2" draw:layer="layout" svg:x1="8.256cm" svg:y1="8.634cm" svg:x2="7.451cm" svg:y2="8.169cm">
          <text:p/>
        </draw:line>
        <draw:line draw:style-name="gr9" draw:text-style-name="P2" draw:layer="layout" svg:x1="8.256cm" svg:y1="8.633cm" svg:x2="9.043cm" svg:y2="8.179cm">
          <text:p/>
        </draw:line>
        <draw:custom-shape draw:style-name="gr10" draw:text-style-name="P7" draw:layer="layout" svg:width="0.127cm" svg:height="0.981cm" draw:transform="rotate (-1.0471975511966) translate (8.268cm 8.557cm)">
          <text:p/>
          <draw:enhanced-geometry svg:viewBox="0 0 21600 21600" draw:glue-points="?f0 0 ?f1 10800 0 21600 10800 21600 21600 21600 ?f7 10800" draw:text-areas="?f1 10800 ?f2 18000 ?f3 7200 ?f4 21600" draw:type="isosceles-triangle" draw:modifiers="10706.08695652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0.127cm" svg:height="0.996cm" draw:transform="rotate (-1.0471975511966) translate (9.037cm 8.5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706.08695652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0.853cm" svg:height="0.962cm" svg:x="6.793cm" svg:y="7.468cm">
          <draw:text-box>
            <text:p>a</text:p>
          </draw:text-box>
        </draw:frame>
        <draw:frame draw:style-name="gr3" draw:text-style-name="P8" draw:layer="layout" svg:width="0.853cm" svg:height="0.962cm" svg:x="8.865cm" svg:y="7.491cm">
          <draw:text-box>
            <text:p>b</text:p>
          </draw:text-box>
        </draw:frame>
        <draw:frame draw:style-name="gr3" draw:text-style-name="P8" draw:layer="layout" svg:width="0.853cm" svg:height="0.962cm" svg:x="6.757cm" svg:y="8.713cm">
          <draw:text-box>
            <text:p>d</text:p>
          </draw:text-box>
        </draw:frame>
        <draw:line draw:style-name="gr12" draw:text-style-name="P2" draw:layer="layout" svg:x1="11.964cm" svg:y1="8.35cm" svg:x2="13.034cm" svg:y2="8.35cm">
          <text:p/>
        </draw:line>
        <draw:polyline draw:style-name="gr13" draw:text-style-name="P2" draw:layer="layout" svg:width="1.59cm" svg:height="1.554cm" draw:transform="skewX (0.0945968454580926) rotate (-0.738448806518801) translate (12.4774215743598cm 6.85955341664663cm)" svg:viewBox="0 0 1591 1555" draw:points="0,1555 868,1555 1591,835 1590,0">
          <text:p/>
        </draw:polyline>
        <draw:line draw:style-name="gr12" draw:text-style-name="P2" draw:layer="layout" svg:x1="11.964cm" svg:y1="8.494cm" svg:x2="11.3cm" svg:y2="9.098cm">
          <text:p/>
        </draw:line>
        <draw:line draw:style-name="gr12" draw:text-style-name="P2" draw:layer="layout" svg:x1="13.033cm" svg:y1="8.494cm" svg:x2="13.697cm" svg:y2="9.098cm">
          <text:p/>
        </draw:line>
        <draw:line draw:style-name="gr2" draw:text-style-name="P2" draw:layer="layout" svg:x1="11.964cm" svg:y1="8.494cm" svg:x2="11.3cm" svg:y2="9.098cm">
          <text:p/>
        </draw:line>
        <draw:frame draw:style-name="gr14" draw:text-style-name="P9" draw:layer="layout" svg:width="0.719cm" svg:height="0.962cm" svg:x="10.686cm" svg:y="8.909cm">
          <draw:text-box>
            <text:p>d</text:p>
          </draw:text-box>
        </draw:frame>
        <draw:frame draw:style-name="gr15" draw:text-style-name="P8" draw:layer="layout" svg:width="0.82cm" svg:height="0.962cm" svg:x="8.909cm" svg:y="8.684cm">
          <draw:text-box>
            <text:p>c</text:p>
          </draw:text-box>
        </draw:frame>
        <draw:frame draw:style-name="gr16" draw:text-style-name="P8" draw:layer="layout" svg:width="0.691cm" svg:height="0.962cm" svg:x="13.432cm" svg:y="8.785cm">
          <draw:text-box>
            <text:p>c</text:p>
          </draw:text-box>
        </draw:frame>
        <draw:frame draw:style-name="gr17" draw:text-style-name="P8" draw:layer="layout" svg:width="0.718cm" svg:height="0.962cm" svg:x="13.488cm" svg:y="7.287cm">
          <draw:text-box>
            <text:p>b</text:p>
          </draw:text-box>
        </draw:frame>
        <draw:frame draw:style-name="gr17" draw:text-style-name="P8" draw:layer="layout" svg:width="0.718cm" svg:height="0.962cm" svg:x="10.661cm" svg:y="7.261cm">
          <draw:text-box>
            <text:p>a</text:p>
          </draw:text-box>
        </draw:frame>
        <draw:custom-shape draw:style-name="gr18" draw:text-style-name="P2" draw:layer="layout" svg:width="3.454cm" svg:height="2.362cm" svg:x="10.77cm" svg:y="7.411cm">
          <text:p/>
          <draw:enhanced-geometry svg:viewBox="0 0 21600 21600" draw:mirror-vertical="tru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1" draw:layer="layout" svg:width="4.371cm" svg:height="0.962cm" svg:x="5.969cm" svg:y="10.163cm">
          <draw:text-box>
            <text:p text:style-name="P10"><text:span text:style-name="T7">S</text:span><text:span text:style-name="T7">q</text:span><text:span text:style-name="T7">u</text:span><text:span text:style-name="T7">a</text:span><text:span text:style-name="T7">r</text:span><text:span text:style-name="T7">e</text:span><text:span text:style-name="T7">P</text:span><text:span text:style-name="T7">l</text:span><text:span text:style-name="T7">a</text:span><text:span text:style-name="T7">n</text:span><text:span text:style-name="T7">a</text:span><text:span text:style-name="T7">r</text:span></text:p>
          </draw:text-box>
        </draw:frame>
        <draw:frame draw:style-name="gr20" draw:text-style-name="P11" draw:layer="layout" svg:width="3.012cm" svg:height="0.962cm" svg:x="11.187cm" svg:y="10.106cm">
          <draw:text-box>
            <text:p text:style-name="P10"><text:span text:style-name="T7">Ci</text:span><text:span text:style-name="T7">sT</text:span><text:span text:style-name="T7">ra</text:span><text:span text:style-name="T7">ns</text:span></text:p>
          </draw:text-box>
        </draw:frame>
        <draw:line draw:style-name="gr9" draw:text-style-name="P2" draw:layer="layout" svg:x1="3.086cm" svg:y1="8.288cm" svg:x2="2.768cm" svg:y2="7.414cm">
          <text:p/>
        </draw:line>
        <draw:custom-shape draw:style-name="gr10" draw:text-style-name="P7" draw:layer="layout" svg:width="0.127cm" svg:height="0.98cm" draw:transform="rotate (-2.61799387799149) translate (3.624cm 8.263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706.08695652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2" draw:layer="layout" svg:x1="3.097cm" svg:y1="8.278cm" svg:x2="2.133cm" svg:y2="8.278cm">
          <text:p/>
        </draw:line>
        <draw:line draw:style-name="gr12" draw:text-style-name="P2" draw:layer="layout" svg:x1="3.576cm" svg:y1="9.141cm" svg:x2="3.073cm" svg:y2="8.27cm">
          <text:p/>
        </draw:line>
        <draw:frame draw:style-name="gr3" draw:text-style-name="P8" draw:layer="layout" svg:width="0.853cm" svg:height="0.962cm" svg:x="1.422cm" svg:y="7.747cm">
          <draw:text-box>
            <text:p>a</text:p>
          </draw:text-box>
        </draw:frame>
        <draw:frame draw:style-name="gr3" draw:text-style-name="P8" draw:layer="layout" svg:width="0.853cm" svg:height="0.962cm" svg:x="3.363cm" svg:y="8.887cm">
          <draw:text-box>
            <text:p>b</text:p>
          </draw:text-box>
        </draw:frame>
        <draw:frame draw:style-name="gr15" draw:text-style-name="P8" draw:layer="layout" svg:width="0.82cm" svg:height="0.962cm" svg:x="3.327cm" svg:y="6.708cm">
          <draw:text-box>
            <text:p>c</text:p>
          </draw:text-box>
        </draw:frame>
        <draw:frame draw:style-name="gr5" draw:text-style-name="P8" draw:layer="layout" svg:width="0.678cm" svg:height="0.962cm" svg:x="2.158cm" svg:y="6.629cm">
          <draw:text-box>
            <text:p>d</text:p>
          </draw:text-box>
        </draw:frame>
        <draw:custom-shape draw:style-name="gr21" draw:text-style-name="P12" draw:layer="layout" svg:width="0.914cm" svg:height="0.889cm" svg:x="2.667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914cm" svg:height="0.889cm" draw:transform="rotate (0.523598775598299) translate (11.464cm 6.0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914cm" svg:height="0.889cm" draw:transform="rotate (0.523598775598299) translate (7.934cm 6.096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8-04-18T17:18:17.556921641</meta:creation-date>
    <dc:date>2018-04-21T07:15:32.393130355</dc:date>
    <meta:editing-duration>PT1H14M41S</meta:editing-duration>
    <meta:editing-cycles>15</meta:editing-cycles>
    <meta:generator>LibreOffice/6.0.3.2$Linux_X86_64 LibreOffice_project/00m0$Build-2</meta:generator>
    <meta:document-statistic meta:object-count="49"/>
  </office:meta>
</office:document-meta>
</file>